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3T16.41.28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s</text:h>
      <text:h text:style-name="Heading_20_2" text:outline-level="2">Simple numbered list</text:h>
      <text:list xml:id="list36444424" text:style-name="L2">
        <text:list-item>
          <text:p text:style-name="P2">First listitem</text:p>
        </text:list-item>
        <text:list-item>
          <text:p text:style-name="P2">Second listitem</text:p>
        </text:list-item>
        <text:list-item>
          <text:p text:style-name="P2">Third listitem</text:p>
        </text:list-item>
      </text:list>
      <text:h text:style-name="Heading_20_2" text:outline-level="2">Simple bulleted list</text:h>
      <text:list xml:id="list36399009" text:style-name="L1">
        <text:list-item>
          <text:p text:style-name="P1">First listitem</text:p>
        </text:list-item>
        <text:list-item>
          <text:p text:style-name="P1">Second listitem</text:p>
        </text:list-item>
        <text:list-item>
          <text:p text:style-name="P1">Third listitem</text:p>
        </text:list-item>
      </text:list>
      <text:h text:style-name="Heading_20_2" text:outline-level="2">Advanded list with varying numbering styles and levels of indentation</text:h>
      <text:list xml:id="list36452094" text:style-name="L4">
        <text:list-item>
          <text:p text:style-name="P3">First listitem</text:p>
        </text:list-item>
        <text:list-item>
          <text:p text:style-name="P3">Second listitem</text:p>
          <text:list>
            <text:list-item>
              <text:p text:style-name="P3">First indeted listitem</text:p>
            </text:list-item>
            <text:list-item>
              <text:p text:style-name="P3">Second indented listitem</text:p>
            </text:list-item>
          </text:list>
        </text:list-item>
        <text:list-item>
          <text:p text:style-name="P3">Third list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3T16:42:03.94</dc:date>
    <dc:creator>Bert Frees</dc:creator>
    <meta:editing-duration>PT1H46M45S</meta:editing-duration>
    <meta:editing-cycles>9</meta:editing-cycles>
    <meta:generator>OpenOffice.org/3.3$Win32 OpenOffice.org_project/330m19$Build-9561</meta:generator>
    <meta:document-statistic meta:table-count="0" meta:image-count="0" meta:object-count="0" meta:page-count="1" meta:paragraph-count="15" meta:word-count="52" meta:character-count="304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